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598in" loext:contextual-spacing="false"/>
      <style:text-properties style:font-name="Lato"/>
    </style:style>
    <style:style style:name="P2" style:family="paragraph" style:parent-style-name="Standard">
      <style:paragraph-properties fo:margin-top="0in" fo:margin-bottom="0.1598in" loext:contextual-spacing="false"/>
      <style:text-properties style:font-name="Lato" fo:background-color="#d4ea6b"/>
    </style:style>
    <style:style style:name="P3" style:family="paragraph" style:parent-style-name="Standard">
      <style:paragraph-properties fo:margin-top="0in" fo:margin-bottom="0.1598in" loext:contextual-spacing="false"/>
      <style:text-properties fo:font-variant="normal" fo:text-transform="none" fo:color="#c7254e" style:font-name="Courier New" fo:font-size="9pt" fo:letter-spacing="normal" fo:font-style="normal" fo:font-weight="normal" officeooo:paragraph-rsid="002f61cc"/>
    </style:style>
    <style:style style:name="P4" style:family="paragraph" style:parent-style-name="Standard">
      <style:paragraph-properties fo:margin-top="0in" fo:margin-bottom="0.1598in" loext:contextual-spacing="false"/>
      <style:text-properties style:font-name="Lato"/>
    </style:style>
    <style:style style:name="P5" style:family="paragraph" style:parent-style-name="Standard" style:list-style-name="L1">
      <style:paragraph-properties fo:margin-top="0in" fo:margin-bottom="0.1598in" loext:contextual-spacing="false"/>
      <style:text-properties style:font-name="Lato"/>
    </style:style>
    <style:style style:name="P6" style:family="paragraph" style:parent-style-name="Standard" style:list-style-name="L2">
      <style:paragraph-properties fo:margin-top="0in" fo:margin-bottom="0.1598in" loext:contextual-spacing="false"/>
      <style:text-properties style:font-name="Lato"/>
    </style:style>
    <style:style style:name="P7" style:family="paragraph" style:parent-style-name="Standard" style:list-style-name="L3">
      <style:paragraph-properties fo:margin-top="0in" fo:margin-bottom="0.1598in" loext:contextual-spacing="false"/>
      <style:text-properties style:font-name="Lato"/>
    </style:style>
    <style:style style:name="P8" style:family="paragraph" style:parent-style-name="Standard" style:list-style-name="L4">
      <style:paragraph-properties fo:margin-top="0in" fo:margin-bottom="0.1598in" loext:contextual-spacing="false"/>
      <style:text-properties style:font-name="Lato"/>
    </style:style>
    <style:style style:name="P9" style:family="paragraph" style:parent-style-name="Standard" style:list-style-name="L5">
      <style:paragraph-properties fo:margin-top="0in" fo:margin-bottom="0.1598in" loext:contextual-spacing="false"/>
      <style:text-properties style:font-name="Lato"/>
    </style:style>
    <style:style style:name="P10" style:family="paragraph" style:parent-style-name="Standard" style:list-style-name="L6">
      <style:paragraph-properties fo:margin-top="0in" fo:margin-bottom="0.1598in" loext:contextual-spacing="false"/>
      <style:text-properties style:font-name="Lato"/>
    </style:style>
    <style:style style:name="P11" style:family="paragraph" style:parent-style-name="Standard" style:list-style-name="L7">
      <style:paragraph-properties fo:margin-top="0in" fo:margin-bottom="0.1598in" loext:contextual-spacing="false"/>
      <style:text-properties style:font-name="Lato"/>
    </style:style>
    <style:style style:name="P12" style:family="paragraph" style:parent-style-name="Standard" style:list-style-name="L8">
      <style:paragraph-properties fo:margin-top="0in" fo:margin-bottom="0.1598in" loext:contextual-spacing="false"/>
      <style:text-properties style:font-name="Lato"/>
    </style:style>
    <style:style style:name="P13" style:family="paragraph" style:parent-style-name="Standard" style:list-style-name="L9">
      <style:paragraph-properties fo:margin-top="0in" fo:margin-bottom="0.1598in" loext:contextual-spacing="false"/>
      <style:text-properties style:font-name="Lato"/>
    </style:style>
    <style:style style:name="P14" style:family="paragraph" style:parent-style-name="Standard" style:list-style-name="L1">
      <style:paragraph-properties fo:margin-top="0in" fo:margin-bottom="0.1598in" loext:contextual-spacing="false"/>
      <style:text-properties style:font-name="Lato" fo:background-color="#e8f2a1"/>
    </style:style>
    <style:style style:name="P15" style:family="paragraph" style:parent-style-name="Standard" style:list-style-name="L8">
      <style:paragraph-properties fo:margin-top="0in" fo:margin-bottom="0.1598in" loext:contextual-spacing="false"/>
      <style:text-properties style:font-name="Lato" fo:background-color="#e8f2a1"/>
    </style:style>
    <style:style style:name="P16" style:family="paragraph" style:parent-style-name="Standard" style:list-style-name="L7">
      <style:paragraph-properties fo:margin-top="0in" fo:margin-bottom="0.1598in" loext:contextual-spacing="false"/>
      <style:text-properties style:font-name="Lato" fo:background-color="#e8f2a1"/>
    </style:style>
    <style:style style:name="P17" style:family="paragraph" style:parent-style-name="Standard" style:list-style-name="L6">
      <style:paragraph-properties fo:margin-top="0in" fo:margin-bottom="0.1598in" loext:contextual-spacing="false"/>
      <style:text-properties style:font-name="Lato" fo:background-color="#e8f2a1"/>
    </style:style>
    <style:style style:name="P18" style:family="paragraph" style:parent-style-name="Standard" style:list-style-name="L5">
      <style:paragraph-properties fo:margin-top="0in" fo:margin-bottom="0.1598in" loext:contextual-spacing="false"/>
      <style:text-properties style:font-name="Lato" fo:background-color="#e8f2a1"/>
    </style:style>
    <style:style style:name="P19" style:family="paragraph" style:parent-style-name="Standard" style:list-style-name="L4">
      <style:paragraph-properties fo:margin-top="0in" fo:margin-bottom="0.1598in" loext:contextual-spacing="false"/>
      <style:text-properties style:font-name="Lato" fo:background-color="#e8f2a1"/>
    </style:style>
    <style:style style:name="P20" style:family="paragraph" style:parent-style-name="Standard" style:list-style-name="L3">
      <style:paragraph-properties fo:margin-top="0in" fo:margin-bottom="0.1598in" loext:contextual-spacing="false"/>
      <style:text-properties style:font-name="Lato" fo:background-color="#e8f2a1"/>
    </style:style>
    <style:style style:name="P21" style:family="paragraph" style:parent-style-name="Standard" style:list-style-name="L2">
      <style:paragraph-properties fo:margin-top="0in" fo:margin-bottom="0.1598in" loext:contextual-spacing="false"/>
      <style:text-properties style:font-name="Lato" fo:background-color="#e8f2a1"/>
    </style:style>
    <style:style style:name="P22" style:family="paragraph" style:parent-style-name="Standard" style:list-style-name="L9">
      <style:paragraph-properties fo:margin-top="0in" fo:margin-bottom="0.1598in" loext:contextual-spacing="false"/>
      <style:text-properties style:font-name="Lato" fo:background-color="#e8f2a1"/>
    </style:style>
    <style:style style:name="P23" style:family="paragraph" style:parent-style-name="Standard" style:list-style-name="L11">
      <style:paragraph-properties fo:margin-top="0in" fo:margin-bottom="0.1598in" loext:contextual-spacing="false"/>
      <style:text-properties style:font-name="Lato"/>
    </style:style>
    <style:style style:name="T1" style:family="text">
      <style:text-properties fo:background-color="#e8f2a1" loext:char-shading-value="0"/>
    </style:style>
    <style:style style:name="T2" style:family="text">
      <style:text-properties fo:background-color="#e8f2a1" loext:char-shading-value="0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>How can you determine the RPM package that owns a file?</text:p>
      <text:list xml:id="list4220441122" text:style-name="L1">
        <text:list-item>
          <text:p text:style-name="P5">yum owns</text:p>
        </text:list-item>
        <text:list-item>
          <text:p text:style-name="P5">yum info</text:p>
        </text:list-item>
        <text:list-item>
          <text:p text:style-name="P5">yum find</text:p>
        </text:list-item>
        <text:list-item>
          <text:p text:style-name="P14">yum provides</text:p>
        </text:list-item>
      </text:list>
      <text:p text:style-name="P1"/>
      <text:p text:style-name="P1"/>
      <text:p text:style-name="P1">Question 2</text:p>
      <text:p text:style-name="P1">How is the kernel package special for package management?</text:p>
      <text:list xml:id="list31146056" text:style-name="L11">
        <text:list-item>
          <text:p text:style-name="P23">It contains the core of the operating system</text:p>
        </text:list-item>
        <text:list-item>
          <text:p text:style-name="P23">New versions should be upgraded instead of installed</text:p>
        </text:list-item>
        <text:list-item>
          <text:p text:style-name="P23">It cannot be uninstalled</text:p>
        </text:list-item>
        <text:list-item>
          <text:p text:style-name="P23"><text:span text:style-name="T2">New versions should be installed instead of upgraded</text:span></text:p>
          <text:p text:style-name="P23"/>
        </text:list-item>
      </text:list>
      <text:p text:style-name="P1"/>
      <text:p text:style-name="P1">Question 3</text:p>
      <text:p text:style-name="P1">What are the correct options for the rpm command to display a list of all installed packages?</text:p>
      <text:list xml:id="list2478668236" text:style-name="L9">
        <text:list-item>
          <text:p text:style-name="P13">-a</text:p>
        </text:list-item>
        <text:list-item>
          <text:p text:style-name="P22">-qa</text:p>
        </text:list-item>
        <text:list-item>
          <text:p text:style-name="P13">-b</text:p>
        </text:list-item>
        <text:list-item>
          <text:p text:style-name="P13">-qall</text:p>
        </text:list-item>
      </text:list>
      <text:p text:style-name="P1"/>
      <text:p text:style-name="P1"/>
      <text:p text:style-name="P1">Question 4</text:p>
      <text:p text:style-name="P1">What is the primary configuration file for yum?</text:p>
      <text:list xml:id="list3848080748" text:style-name="L8">
        <text:list-item>
          <text:p text:style-name="P12">/etc/yum/yum.conf</text:p>
        </text:list-item>
        <text:list-item>
          <text:p text:style-name="P12">/etc/yum/main.conf</text:p>
        </text:list-item>
        <text:list-item>
          <text:p text:style-name="P12">/etc/yum.d/yum.conf</text:p>
        </text:list-item>
        <text:list-item>
          <text:p text:style-name="P15">/etc/yum.conf</text:p>
        </text:list-item>
      </text:list>
      <text:p text:style-name="P1"><text:soft-page-break/>Question 5</text:p>
      <text:p text:style-name="P1">Which command shows the scripts that may be part of a RPM package?</text:p>
      <text:list xml:id="list4113060469" text:style-name="L7">
        <text:list-item>
          <text:p text:style-name="P16">rpm -q --scripts</text:p>
        </text:list-item>
        <text:list-item>
          <text:p text:style-name="P11">rpm -qs</text:p>
        </text:list-item>
        <text:list-item>
          <text:p text:style-name="P11">yum scripts</text:p>
        </text:list-item>
        <text:list-item>
          <text:p text:style-name="P11">yum info</text:p>
        </text:list-item>
      </text:list>
      <text:p text:style-name="P1"/>
      <text:p text:style-name="P1"/>
      <text:p text:style-name="P1">Question 6</text:p>
      <text:p text:style-name="P1">Which command will check the integrity of an RPM file?</text:p>
      <text:list xml:id="list3644683446" text:style-name="L6">
        <text:list-item>
          <text:p text:style-name="P17">rpm -qKp</text:p>
        </text:list-item>
        <text:list-item>
          <text:p text:style-name="P10">rpm -qkp</text:p>
        </text:list-item>
        <text:list-item>
          <text:p text:style-name="P10">rpm -qcp</text:p>
        </text:list-item>
        <text:list-item>
          <text:p text:style-name="P10">rpm -qCp</text:p>
        </text:list-item>
      </text:list>
      <text:p text:style-name="P1"/>
      <text:p text:style-name="P1"/>
      <text:p text:style-name="P1">Question 7</text:p>
      <text:p text:style-name="P1">How can you determine the Debian package that owns a file?</text:p>
      <text:list xml:id="list2258137498" text:style-name="L5">
        <text:list-item>
          <text:p text:style-name="P9">dpkg -f</text:p>
        </text:list-item>
        <text:list-item>
          <text:p text:style-name="P18">dpkg -S</text:p>
        </text:list-item>
        <text:list-item>
          <text:p text:style-name="P9">dpkg -i</text:p>
        </text:list-item>
        <text:list-item>
          <text:p text:style-name="P9">dpkg -o</text:p>
        </text:list-item>
      </text:list>
      <text:p text:style-name="P1"/>
      <text:p text:style-name="P1"/>
      <text:p text:style-name="P1">Question 8</text:p>
      <text:p text:style-name="P1">Which command will show the dependencies of a Debian package?</text:p>
      <text:list xml:id="list2047597092" text:style-name="L4">
        <text:list-item>
          <text:p text:style-name="P8">apt-get depends</text:p>
        </text:list-item>
        <text:list-item>
          <text:p text:style-name="P8">apt-cache requires</text:p>
        </text:list-item>
        <text:list-item>
          <text:p text:style-name="P19">apt-cache depends</text:p>
        </text:list-item>
        <text:list-item>
          <text:p text:style-name="P8">apt-get requires</text:p>
        </text:list-item>
      </text:list>
      <text:p text:style-name="P1"><text:soft-page-break/>Question 9</text:p>
      <text:p text:style-name="P1">A _________ is a location that contains packages and metadata that can be used for queries, installation and updates of software on a system.</text:p>
      <text:list xml:id="list3974587971" text:style-name="L3">
        <text:list-item>
          <text:p text:style-name="P20">Repository</text:p>
        </text:list-item>
        <text:list-item>
          <text:p text:style-name="P7">Store</text:p>
        </text:list-item>
        <text:list-item>
          <text:p text:style-name="P7">Cache</text:p>
        </text:list-item>
        <text:list-item>
          <text:p text:style-name="P7">Depot</text:p>
        </text:list-item>
      </text:list>
      <text:p text:style-name="P1"/>
      <text:p text:style-name="P1"/>
      <text:p text:style-name="P1">Question 10</text:p>
      <text:p text:style-name="P1">Which zypper option should be used before any searches, installs or updates are attempted?</text:p>
      <text:list xml:id="list1384439579" text:style-name="L2">
        <text:list-item>
          <text:p text:style-name="P6">se</text:p>
        </text:list-item>
        <text:list-item>
          <text:p text:style-name="P6">upd</text:p>
        </text:list-item>
        <text:list-item>
          <text:p text:style-name="P6">apt</text:p>
        </text:list-item>
        <text:list-item>
          <text:p text:style-name="P21">ref</text:p>
          <text:p text:style-name="P6"/>
        </text:list-item>
      </text:list>
      <text:p text:style-name="P2"/>
      <text:p text:style-name="P1"><text:a xlink:type="simple" xlink:href="https://examans.com/linux-exam-1/" text:style-name="Internet_20_link" text:visited-style-name="Visited_20_Internet_20_Link">https://examans.com/linux-exam-1/</text:a></text:p>
      <text:p text:style-name="P1"/>
      <text:p text:style-name="P3">vgexten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9:50:07.600083834</meta:creation-date>
    <dc:date>2022-03-27T11:42:24.912130136</dc:date>
    <meta:editing-duration>PT1H17M59S</meta:editing-duration>
    <meta:editing-cycles>26</meta:editing-cycles>
    <meta:generator>LibreOffice/6.4.7.2$Linux_X86_64 LibreOffice_project/40$Build-2</meta:generator>
    <meta:document-statistic meta:table-count="0" meta:image-count="0" meta:object-count="0" meta:page-count="3" meta:paragraph-count="62" meta:word-count="275" meta:character-count="1435" meta:non-whitespace-character-count="1263"/>
  </office:meta>
</office:document-meta>
</file>